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rsid="00089069" officeooo:paragraph-rsid="000e1fe5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e1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2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6"/>
            <text:p text:style-name="P14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 </text:span><text:span text:style-name="T5">del genitore</text:span>.</text:p>
            <text:p text:style-name="P10"/>
            <text:p text:style-name="P13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a 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2</meta:editing-cycles>
    <meta:generator>LibreOffice/3.6$Windows_x86 LibreOffice_project/da8c1e6-fd468f4-454e206-f42a4a9-143cfd</meta:generator>
    <dc:date>2012-10-23T09:40:51.34</dc:date>
    <meta:document-statistic meta:table-count="1" meta:image-count="0" meta:object-count="0" meta:page-count="1" meta:paragraph-count="19" meta:word-count="129" meta:character-count="878" meta:non-whitespace-character-count="758"/>
    <meta:user-defined meta:name="Info 1"/>
    <meta:user-defined meta:name="Info 2"/>
    <meta:user-defined meta:name="Info 3"/>
    <meta:user-defined meta:name="Info 4"/>
  </office:meta>
</office:document-meta>
</file>